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pandas as pd</text:p>
      <text:p text:style-name="Standard">from telegram import Update</text:p>
      <text:p text:style-name="Standard">from telegram.ext import Updater, CommandHandler, MessageHandler, Filters, CallbackContext, ConversationHandler</text:p>
      <text:p text:style-name="Standard"/>
      <text:p text:style-name="Standard"># تعريف الحالات للدردشة</text:p>
      <text:p text:style-name="Standard">LANGUAGE, MAIN_MENU, CONVERSATION_STATE_FOR_CONTACTING_ADMIN = range(3)</text:p>
      <text:p text:style-name="Standard"/>
      <text:p text:style-name="Standard"># توكن البوت الخاص بك</text:p>
      <text:p text:style-name="Standard">TOKEN = "6897793371:AAE9aIQm15aDIWuzsPKz5pOY-yK1FzfN19s"</text:p>
      <text:p text:style-name="Standard"/>
      <text:p text:style-name="Standard"># اسم ملف النص</text:p>
      <text:p text:style-name="Standard">txt_file = 'product_list.txt'</text:p>
      <text:p text:style-name="Standard"/>
      <text:p text:style-name="Standard">ADMIN_USER_ID = "@huzeyfe93" <text:s/># استبدل بمعرف المستخدم الفعلي</text:p>
      <text:p text:style-name="Standard"/>
      <text:p text:style-name="Standard"># قائمة المنتجات المحظورة الحالية</text:p>
      <text:p text:style-name="Standard">banned_products = ["product1", "product2", "product3"] <text:s/># قم بتحديث هذه القائمة وفقًا لمنتجاتك</text:p>
      <text:p text:style-name="Standard"/>
      <text:p text:style-name="Standard">def start(update: Update, context: CallbackContext) -&gt; int:</text:p>
      <text:p text:style-name="Standard"><text:s text:c="4"/>user_language = context.user_data.get('language', 'ar')</text:p>
      <text:p text:style-name="Standard"><text:s text:c="4"/>update.message.reply_text(</text:p>
      <text:p text:style-name="Standard"><text:s text:c="8"/>'الرجاء اختيار لغتك:\n'</text:p>
      <text:p text:style-name="Standard"><text:s text:c="8"/>'Lütfen, dilinizi seçiniz:\n'</text:p>
      <text:p text:style-name="Standard"><text:s text:c="8"/>'please select your language:\n'</text:p>
      <text:p text:style-name="Standard"><text:s text:c="8"/>f'1. {user_language}\n'</text:p>
      <text:p text:style-name="Standard"><text:s text:c="8"/>'2. Turkish\n'</text:p>
      <text:p text:style-name="Standard"><text:s text:c="8"/>'3. English\n'</text:p>
      <text:p text:style-name="Standard"><text:s text:c="4"/>)</text:p>
      <text:p text:style-name="Standard"><text:s text:c="4"/>return LANGUAGE</text:p>
      <text:p text:style-name="Standard"/>
      <text:p text:style-name="Standard">def set_language(update: Update, context: CallbackContext) -&gt; int:</text:p>
      <text:p text:style-name="Standard"><text:s text:c="4"/>user_choice = update.message.text</text:p>
      <text:p text:style-name="Standard"/>
      <text:p text:style-name="Standard"><text:s text:c="4"/># تحديد اللغة بناءً على اختيار المستخدم</text:p>
      <text:p text:style-name="Standard"><text:s text:c="4"/>if user_choice == '1':</text:p>
      <text:p text:style-name="Standard"><text:s text:c="8"/>context.user_data['language'] = 'ar'</text:p>
      <text:p text:style-name="Standard"><text:s text:c="4"/>elif user_choice == '2':</text:p>
      <text:p text:style-name="Standard"><text:s text:c="8"/>context.user_data['language'] = 'tr'</text:p>
      <text:p text:style-name="Standard"><text:s text:c="4"/>elif user_choice == '3':</text:p>
      <text:p text:style-name="Standard"><text:s text:c="8"/>context.user_data['language'] = 'en'</text:p>
      <text:p text:style-name="Standard"><text:s text:c="4"/>else:</text:p>
      <text:p text:style-name="Standard"><text:s text:c="8"/>update.message.reply_text('لم يتم اختيار لغة صحيحة. يرجى اختيار رقم صحيح\n'</text:p>
      <text:p text:style-name="Standard"><text:s text:c="34"/>'Geçerli bir dil seçilmedi. Lütfen geçerli bir numara seçiniz.\n'</text:p>
      <text:p text:style-name="Standard"><text:s text:c="34"/>'A valid language was not selected. Please choose a valid number.')</text:p>
      <text:p text:style-name="Standard"><text:s text:c="8"/>return LANGUAGE</text:p>
      <text:p text:style-name="Standard"/>
      <text:p text:style-name="Standard"><text:s text:c="4"/>if context.user_data['language'] == 'ar':</text:p>
      <text:p text:style-name="Standard"><text:s text:c="8"/>update.message.reply_text(f'لقد اخترت اللغة العربية: {context.user_data["language"]}')</text:p>
      <text:p text:style-name="Standard"><text:s text:c="4"/>elif context.user_data['language'] == 'tr':</text:p>
      <text:p text:style-name="Standard"><text:soft-page-break/><text:s text:c="8"/>update.message.reply_text(f'Seçtiğiniz Dil Türkçe: {context.user_data["language"]}')</text:p>
      <text:p text:style-name="Standard"><text:s text:c="4"/>elif context.user_data['language'] == 'en':</text:p>
      <text:p text:style-name="Standard"><text:s text:c="8"/>update.message.reply_text(f'Your chosen language English: {context.user_data["language"]}')</text:p>
      <text:p text:style-name="Standard"/>
      <text:p text:style-name="Standard"><text:s text:c="4"/>return MAIN_MENU</text:p>
      <text:p text:style-name="Standard"/>
      <text:p text:style-name="Standard"/>
      <text:p text:style-name="Standard">def main_menu(update: Update, context: CallbackContext) -&gt; int:</text:p>
      <text:p text:style-name="Standard"><text:s text:c="4"/>user_language = context.user_data.get('language', 'ar')</text:p>
      <text:p text:style-name="Standard"/>
      <text:p text:style-name="Standard"><text:s text:c="4"/>if user_language == 'ar':</text:p>
      <text:p text:style-name="Standard"><text:s text:c="8"/>update.message.reply_text('مرحباً! ادخل اسم المنتج الذي ترغب بالتحقق منه:')</text:p>
      <text:p text:style-name="Standard"><text:s text:c="4"/>elif user_language == 'tr':</text:p>
      <text:p text:style-name="Standard"><text:s text:c="8"/>update.message.reply_text('Hoş geldiniz! Kontrol etmek istediğiniz ürünün adını giriniz:')</text:p>
      <text:p text:style-name="Standard"><text:s text:c="4"/>elif user_language == 'en':</text:p>
      <text:p text:style-name="Standard"><text:s text:c="8"/>update.message.reply_text('Welcome! Enter the name of the product you want to check:')</text:p>
      <text:p text:style-name="Standard"/>
      <text:p text:style-name="Standard"><text:s text:c="4"/>user_input = update.message.text.lower()</text:p>
      <text:p text:style-name="Standard"/>
      <text:p text:style-name="Standard"><text:s text:c="4"/>if user_input == 'contact_admin':</text:p>
      <text:p text:style-name="Standard"><text:s text:c="8"/>guidance_message = ""</text:p>
      <text:p text:style-name="Standard"><text:s text:c="8"/>if user_language == 'ar':</text:p>
      <text:p text:style-name="Standard"><text:s text:c="12"/>guidance_message = (</text:p>
      <text:p text:style-name="Standard"><text:s text:c="16"/>"يرجى كتابة رسالتك إلى المدير.\n\n"</text:p>
      <text:p text:style-name="Standard"><text:s text:c="16"/>"عند انتهائك من كتابة الرسالة، اكتب /cancel للعودة إلى القائمة الرئيسية."</text:p>
      <text:p text:style-name="Standard"><text:s text:c="12"/>)</text:p>
      <text:p text:style-name="Standard"><text:s text:c="8"/>elif user_language == 'tr':</text:p>
      <text:p text:style-name="Standard"><text:s text:c="12"/>guidance_message = (</text:p>
      <text:p text:style-name="Standard"><text:s text:c="16"/>"Yöneticiye mesajınızı yazınız lütfen.\n\n"</text:p>
      <text:p text:style-name="Standard"><text:s text:c="16"/>"Mesajınızı yazmayı bitirdiğinizde, /cancel yazarak ana menüye dönebilirsiniz."</text:p>
      <text:p text:style-name="Standard"><text:s text:c="12"/>)</text:p>
      <text:p text:style-name="Standard"><text:s text:c="8"/>elif user_language == 'en':</text:p>
      <text:p text:style-name="Standard"><text:s text:c="12"/>guidance_message = (</text:p>
      <text:p text:style-name="Standard"><text:s text:c="16"/>"Please write your message to the administrator.\n\n"</text:p>
      <text:p text:style-name="Standard"><text:s text:c="16"/>"When you're done writing your message, type /cancel to return to the main menu."</text:p>
      <text:p text:style-name="Standard"><text:s text:c="12"/>)</text:p>
      <text:p text:style-name="Standard"/>
      <text:p text:style-name="Standard"><text:s text:c="8"/>update.message.reply_text(guidance_message)</text:p>
      <text:p text:style-name="Standard"/>
      <text:p text:style-name="Standard"><text:s text:c="8"/>return CONVERSATION_STATE_FOR_CONTACTING_ADMIN</text:p>
      <text:p text:style-name="Standard"/>
      <text:p text:style-name="Standard"><text:s text:c="4"/>return LANGUAGE</text:p>
      <text:p text:style-name="Standard"/>
      <text:p text:style-name="Standard">def check_product(update: Update, context: CallbackContext) -&gt; None:</text:p>
      <text:p text:style-name="Standard"><text:s text:c="4"/>user_input = update.message.text</text:p>
      <text:p text:style-name="Standard"/>
      <text:p text:style-name="Standard"><text:s text:c="4"/># تحقق مما إذا كان المستخدم أرسل اسم منتج</text:p>
      <text:p text:style-name="Standard"><text:s text:c="4"/>if not user_input.startswith('/'):</text:p>
      <text:p text:style-name="Standard"><text:s text:c="8"/># تحقق من وجود اسماء منتجات محظورة في ملف نصي وأنه غير فارغ</text:p>
      <text:p text:style-name="Standard"><text:s text:c="8"/>try:</text:p>
      <text:p text:style-name="Standard"><text:s text:c="12"/>with open(txt_file, 'r') as file:</text:p>
      <text:p text:style-name="Standard"><text:soft-page-break/><text:s text:c="16"/>banned_products = [line.strip().lower() for line in file.readlines()]</text:p>
      <text:p text:style-name="Standard"><text:s text:c="16"/>print(f"تم قراءة المنتجات بنجاح: {banned_products}")</text:p>
      <text:p text:style-name="Standard"/>
      <text:p text:style-name="Standard"><text:s text:c="8"/>except FileNotFoundError:</text:p>
      <text:p text:style-name="Standard"><text:s text:c="12"/>print(f"تحذير: الملف {txt_file} غير موجود.")</text:p>
      <text:p text:style-name="Standard"><text:s text:c="8"/>except Exception as e:</text:p>
      <text:p text:style-name="Standard"><text:s text:c="12"/>print(f"حدث خطأ أثناء قراءة الملف: {e}")</text:p>
      <text:p text:style-name="Standard"/>
      <text:p text:style-name="Standard"><text:s text:c="8"/>user_language = context.user_data.get('language', 'ar')</text:p>
      <text:p text:style-name="Standard"/>
      <text:p text:style-name="Standard"><text:s text:c="8"/># تحقق من ما إذا كان اسم المنتج في قائمة المنتجات المحظورة</text:p>
      <text:p text:style-name="Standard"><text:s text:c="8"/>if user_input.lower() in banned_products:</text:p>
      <text:p text:style-name="Standard"><text:s text:c="12"/>if user_language == 'tr':</text:p>
      <text:p text:style-name="Standard"><text:s text:c="16"/>update.message.reply_text('Mevcut verilere göre bu ürün İsrail\'i destekliyor ve kullanılmamalıdır. Allah razı olsun.')</text:p>
      <text:p text:style-name="Standard"><text:s text:c="12"/>elif user_language == 'ar':</text:p>
      <text:p text:style-name="Standard"><text:s text:c="16"/>update.message.reply_text('وفقاً للبيانات الحالية يجب تجنب استخدام هذا المنتج فهو داعم لإسرائيل. قاطعه وجزاك الله خيراً.')</text:p>
      <text:p text:style-name="Standard"><text:s text:c="12"/>else:</text:p>
      <text:p text:style-name="Standard"><text:s text:c="16"/>update.message.reply_text('According to the current data, this product should be avoided as it supports Israel. Thank you.')</text:p>
      <text:p text:style-name="Standard"><text:s text:c="8"/>else:</text:p>
      <text:p text:style-name="Standard"><text:s text:c="12"/>if user_language == 'tr':</text:p>
      <text:p text:style-name="Standard"><text:s text:c="16"/>update.message.reply_text('Mevcut verilere göre bu ürünü kullanmaktan kaçınmanız gerekmiyor. Eğer bu konuda farklı bilgileriniz varsa, bize ulaşabilirsiniz.')</text:p>
      <text:p text:style-name="Standard"><text:s text:c="12"/>elif user_language == 'ar':</text:p>
      <text:p text:style-name="Standard"><text:s text:c="16"/>update.message.reply_text('وفقاً للبيانات الحالية لا يجب مقاطعة هذا المنتج، وبإمكانك استخدامه بحرية. وإذا كان لديك معلومات مغايرة لذلك بإمكانك مراسلتنا ولك جزيل الشكر.')</text:p>
      <text:p text:style-name="Standard"><text:s text:c="12"/>else:</text:p>
      <text:p text:style-name="Standard"><text:s text:c="16"/>update.message.reply_text('According to the current data, there is no need to boycott this product, and you can use it freely. If you have different information, you can contact us. Thank you.')</text:p>
      <text:p text:style-name="Standard"/>
      <text:p text:style-name="Standard"><text:s text:c="4"/>return LANGUAGE</text:p>
      <text:p text:style-name="Standard"/>
      <text:p text:style-name="Standard"/>
      <text:p text:style-name="Standard">def contact_admin(update: Update, context: CallbackContext) -&gt; int:</text:p>
      <text:p text:style-name="Standard"><text:s text:c="4"/>user_message = update.message.text</text:p>
      <text:p text:style-name="Standard"><text:s text:c="4"/>user_language = context.user_data.get('language', 'ar')</text:p>
      <text:p text:style-name="Standard"/>
      <text:p text:style-name="Standard"><text:s text:c="4"/>admin_message = f"New message from the user: {user_message}"</text:p>
      <text:p text:style-name="Standard"><text:s text:c="4"/>context.bot.send_message(chat_id=ADMIN_USER_ID, text=admin_message)</text:p>
      <text:p text:style-name="Standard"/>
      <text:p text:style-name="Standard"><text:s text:c="4"/>reply_message = ""</text:p>
      <text:p text:style-name="Standard"><text:s text:c="4"/>if user_language == 'ar':</text:p>
      <text:p text:style-name="Standard"><text:s text:c="8"/>reply_message = "تم إرسال رسالتك إلى المدير. سيقوم بالرد في أقرب وقت."</text:p>
      <text:p text:style-name="Standard"><text:s text:c="4"/>elif user_language == 'tr':</text:p>
      <text:p text:style-name="Standard"><text:s text:c="8"/>reply_message = "Mesajınız yöneticiye gönderildi. En kısa sürede size geri dönecek."</text:p>
      <text:p text:style-name="Standard"><text:s text:c="4"/>elif user_language == 'en':</text:p>
      <text:p text:style-name="Standard"><text:s text:c="8"/>reply_message = "Your message has been sent to the administrator. They will respond to you soon."</text:p>
      <text:p text:style-name="Standard"><text:soft-page-break/></text:p>
      <text:p text:style-name="Standard"><text:s text:c="4"/>update.message.reply_text(reply_message)</text:p>
      <text:p text:style-name="Standard"/>
      <text:p text:style-name="Standard"><text:s text:c="4"/>return LANGUAGE</text:p>
      <text:p text:style-name="Standard"/>
      <text:p text:style-name="Standard"/>
      <text:p text:style-name="Standard">def main() -&gt; None:</text:p>
      <text:p text:style-name="Standard"><text:s text:c="4"/>updater = Updater(TOKEN, use_context=True)</text:p>
      <text:p text:style-name="Standard"><text:s text:c="4"/>dp = updater.dispatcher</text:p>
      <text:p text:style-name="Standard"/>
      <text:p text:style-name="Standard"><text:s text:c="4"/>conv_handler = ConversationHandler(</text:p>
      <text:p text:style-name="Standard"><text:s text:c="8"/>entry_points=[CommandHandler('start', start)],</text:p>
      <text:p text:style-name="Standard"><text:s text:c="8"/>states={</text:p>
      <text:p text:style-name="Standard"><text:s text:c="12"/>LANGUAGE: [MessageHandler(Filters.text &amp; ~Filters.command, set_language)],</text:p>
      <text:p text:style-name="Standard"><text:s text:c="12"/>MAIN_MENU: [MessageHandler(Filters.text &amp; ~Filters.command, main_menu)],</text:p>
      <text:p text:style-name="Standard"><text:s text:c="12"/>CONVERSATION_STATE_FOR_CONTACTING_ADMIN: [MessageHandler(Filters.text &amp; ~Filters.command, contact_admin)],</text:p>
      <text:p text:style-name="Standard"><text:s text:c="8"/>},</text:p>
      <text:p text:style-name="Standard"><text:s text:c="8"/>fallbacks=[],</text:p>
      <text:p text:style-name="Standard"><text:s text:c="4"/>)</text:p>
      <text:p text:style-name="Standard"><text:s text:c="4"/>dp.add_handler(conv_handler)</text:p>
      <text:p text:style-name="Standard"/>
      <text:p text:style-name="Standard"><text:s text:c="4"/>dp.add_handler(MessageHandler(Filters.text &amp; ~Filters.command, check_product))</text:p>
      <text:p text:style-name="Standard"/>
      <text:p text:style-name="Standard"><text:s text:c="4"/>updater.start_polling()</text:p>
      <text:p text:style-name="Standard"><text:s text:c="4"/>updater.idle()</text:p>
      <text:p text:style-name="Standard"/>
      <text:p text:style-name="Standard">if __name__ == '__main__':</text:p>
      <text:p text:style-name="Standard"><text:s text:c="4"/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6:13:39.118335042</meta:creation-date>
    <dc:date>2023-12-03T06:21:51.839865050</dc:date>
    <meta:editing-duration>PT8M14S</meta:editing-duration>
    <meta:editing-cycles>1</meta:editing-cycles>
    <meta:document-statistic meta:table-count="0" meta:image-count="0" meta:object-count="0" meta:page-count="4" meta:paragraph-count="135" meta:word-count="683" meta:character-count="6929" meta:non-whitespace-character-count="5391"/>
    <meta:generator>LibreOffice/7.6.2.1$Linux_X86_64 LibreOffice_project/60$Build-1</meta:generator>
  </office:meta>
</office:document-meta>
</file>